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2e3" officeooo:paragraph-rsid="001ef2e3"/>
    </style:style>
    <style:style style:name="P2" style:family="paragraph" style:parent-style-name="Standard">
      <style:text-properties officeooo:rsid="001ef2e3" officeooo:paragraph-rsid="001fbce5"/>
    </style:style>
    <style:style style:name="P3" style:family="paragraph" style:parent-style-name="Standard">
      <style:text-properties officeooo:rsid="0021242c" officeooo:paragraph-rsid="0021242c"/>
    </style:style>
    <style:style style:name="P4" style:family="paragraph" style:parent-style-name="Standard">
      <style:text-properties officeooo:rsid="0021b71f" officeooo:paragraph-rsid="0021b71f"/>
    </style:style>
    <style:style style:name="T1" style:family="text">
      <style:text-properties officeooo:rsid="001fbce5"/>
    </style:style>
    <style:style style:name="T2" style:family="text">
      <style:text-properties officeooo:rsid="00231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P_display_2 timing</text:p>
      <text:p text:style-name="P1"/>
      <text:p text:style-name="P1">Clock for the one wire link.</text:p>
      <text:p text:style-name="P1"/>
      <text:p text:style-name="P1">Synchronise 9.6K data stream to 16MHz CPU frequency.</text:p>
      <text:p text:style-name="P1"/>
      <text:p text:style-name="P2">UNO (328) Use timer zero <text:span text:style-name="T1">with times 8 prescaler giving a 2MHz clock. <text:s/></text:span></text:p>
      <text:p text:style-name="P3">Counts to 208.</text:p>
      <text:p text:style-name="P3"/>
      <text:p text:style-name="P4">A<text:span text:style-name="T2">T</text:span>tiny 1606 also offers a times 8 prescaler</text:p>
      <text:p text:style-name="P2"/>
      <text:p text:style-name="P2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8:06:39.291000000</meta:creation-date>
    <meta:generator>LibreOffice/6.2.8.2$Windows_X86_64 LibreOffice_project/f82ddfca21ebc1e222a662a32b25c0c9d20169ee</meta:generator>
    <dc:date>2021-07-08T18:24:17.816000000</dc:date>
    <meta:editing-duration>PT7M35S</meta:editing-duration>
    <meta:editing-cycles>4</meta:editing-cycles>
    <meta:document-statistic meta:table-count="0" meta:image-count="0" meta:object-count="0" meta:page-count="1" meta:paragraph-count="7" meta:word-count="40" meta:character-count="227" meta:non-whitespace-character-count="190"/>
  </office:meta>
</office:document-meta>
</file>